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nstraintsTable" style:family="table">
      <style:table-properties style:width="17.013cm" fo:margin-left="0cm" table:align="left"/>
    </style:style>
    <style:style style:name="ConstraintsTable.A" style:family="table-column">
      <style:table-column-properties style:column-width="2.408cm"/>
    </style:style>
    <style:style style:name="ConstraintsTable.B" style:family="table-column">
      <style:table-column-properties style:column-width="5.292cm"/>
    </style:style>
    <style:style style:name="ConstraintsTable.C" style:family="table-column">
      <style:table-column-properties style:column-width="9.313cm"/>
    </style:style>
    <style:style style:name="ConstraintsTable.A1" style:family="table-cell">
      <style:table-cell-properties fo:padding="0.097cm" fo:border-left="0.05pt solid #000000" fo:border-right="none" fo:border-top="0.05pt solid #000000" fo:border-bottom="0.05pt solid #000000"/>
    </style:style>
    <style:style style:name="ConstraintsTable.C1" style:family="table-cell">
      <style:table-cell-properties fo:padding="0.097cm" fo:border="0.05pt solid #000000"/>
    </style:style>
    <style:style style:name="ConstraintsTable.A2" style:family="table-cell">
      <style:table-cell-properties fo:padding="0.097cm" fo:border-left="0.05pt solid #000000" fo:border-right="none" fo:border-top="none" fo:border-bottom="0.05pt solid #000000"/>
    </style:style>
    <style:style style:name="ConstraintsTable.C2" style:family="table-cell">
      <style:table-cell-properties fo:padding="0.097cm" fo:border-left="0.05pt solid #000000" fo:border-right="0.05pt solid #000000" fo:border-top="none" fo:border-bottom="0.05pt solid #000000"/>
    </style:style>
    <style:style style:name="constraint_5f_table_5f_time" style:display-name="constraint_table_time" style:family="table">
      <style:table-properties style:width="17.013cm" fo:margin-left="0cm" table:align="left"/>
    </style:style>
    <style:style style:name="constraint_5f_table_5f_time.A" style:display-name="constraint_table_time.A" style:family="table-column">
      <style:table-column-properties style:column-width="2.593cm"/>
    </style:style>
    <style:style style:name="constraint_5f_table_5f_time.B" style:display-name="constraint_table_time.B" style:family="table-column">
      <style:table-column-properties style:column-width="5.212cm"/>
    </style:style>
    <style:style style:name="constraint_5f_table_5f_time.C" style:display-name="constraint_table_time.C" style:family="table-column">
      <style:table-column-properties style:column-width="5.292cm"/>
    </style:style>
    <style:style style:name="constraint_5f_table_5f_time.D" style:display-name="constraint_table_time.D" style:family="table-column">
      <style:table-column-properties style:column-width="3.916cm"/>
    </style:style>
    <style:style style:name="constraint_5f_table_5f_time.A1" style:display-name="constraint_table_time.A1" style:family="table-cell">
      <style:table-cell-properties fo:padding="0.097cm" fo:border-left="0.05pt solid #000000" fo:border-right="none" fo:border-top="0.05pt solid #000000" fo:border-bottom="0.05pt solid #000000"/>
    </style:style>
    <style:style style:name="constraint_5f_table_5f_time.D1" style:display-name="constraint_table_time.D1" style:family="table-cell">
      <style:table-cell-properties fo:padding="0.097cm" fo:border="0.05pt solid #000000"/>
    </style:style>
    <style:style style:name="constraint_5f_table_5f_time.A2" style:display-name="constraint_table_time.A2" style:family="table-cell">
      <style:table-cell-properties fo:padding="0.097cm" fo:border-left="0.05pt solid #000000" fo:border-right="none" fo:border-top="none" fo:border-bottom="0.05pt solid #000000"/>
    </style:style>
    <style:style style:name="constraint_5f_table_5f_time.D2" style:display-name="constraint_table_time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93cm"/>
    </style:style>
    <style:style style:name="Table1.B" style:family="table-column">
      <style:table-column-properties style:column-width="5.212cm"/>
    </style:style>
    <style:style style:name="Table1.C" style:family="table-column">
      <style:table-column-properties style:column-width="5.292cm"/>
    </style:style>
    <style:style style:name="Table1.D" style:family="table-column">
      <style:table-column-properties style:column-width="3.916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5.212cm"/>
    </style:style>
    <style:style style:name="Table2.C" style:family="table-column">
      <style:table-column-properties style:column-width="5.292cm"/>
    </style:style>
    <style:style style:name="Table2.D" style:family="table-column">
      <style:table-column-properties style:column-width="3.916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593cm"/>
    </style:style>
    <style:style style:name="Table3.B" style:family="table-column">
      <style:table-column-properties style:column-width="6.906cm"/>
    </style:style>
    <style:style style:name="Table3.C" style:family="table-column">
      <style:table-column-properties style:column-width="7.514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07c33b" officeooo:paragraph-rsid="0007c33b" style:font-weight-asian="bold" style:font-weight-complex="bold"/>
    </style:style>
    <style:style style:name="P2" style:family="paragraph" style:parent-style-name="Standard">
      <style:text-properties fo:font-weight="bold" officeooo:rsid="0007c33b" officeooo:paragraph-rsid="000906e9" style:font-weight-asian="bold" style:font-weight-complex="bold"/>
    </style:style>
    <style:style style:name="P3" style:family="paragraph" style:parent-style-name="Standard">
      <style:text-properties fo:font-weight="bold" officeooo:rsid="0007c33b" officeooo:paragraph-rsid="000cf061" style:font-weight-asian="bold" style:font-weight-complex="bold"/>
    </style:style>
    <style:style style:name="P4" style:family="paragraph" style:parent-style-name="Standard">
      <style:text-properties fo:font-weight="bold" officeooo:rsid="0007c33b" officeooo:paragraph-rsid="000e0e94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7c33b" officeooo:paragraph-rsid="0007c33b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7c33b" officeooo:paragraph-rsid="000906e9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7c33b" officeooo:paragraph-rsid="000cf061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07c33b" officeooo:paragraph-rsid="000e0e94" style:font-weight-asian="bold" style:font-weight-complex="bold"/>
    </style:style>
    <style:style style:name="P9" style:family="paragraph" style:parent-style-name="Table_20_Contents">
      <style:text-properties fo:font-weight="bold" officeooo:rsid="00049b65" officeooo:paragraph-rsid="00049b65" style:font-weight-asian="bold" style:font-weight-complex="bold"/>
    </style:style>
    <style:style style:name="P10" style:family="paragraph" style:parent-style-name="Table_20_Contents">
      <style:text-properties officeooo:rsid="00049b65" officeooo:paragraph-rsid="00049b65"/>
    </style:style>
    <style:style style:name="P11" style:family="paragraph" style:parent-style-name="Table_20_Contents">
      <style:text-properties officeooo:rsid="00049b65" officeooo:paragraph-rsid="000e0e94"/>
    </style:style>
    <style:style style:name="P12" style:family="paragraph" style:parent-style-name="Table_20_Contents">
      <style:text-properties officeooo:rsid="0007c33b" officeooo:paragraph-rsid="0007c33b"/>
    </style:style>
    <style:style style:name="P13" style:family="paragraph" style:parent-style-name="Table_20_Contents">
      <style:text-properties officeooo:rsid="0007c33b" officeooo:paragraph-rsid="000906e9"/>
    </style:style>
    <style:style style:name="P14" style:family="paragraph" style:parent-style-name="Table_20_Contents">
      <style:text-properties officeooo:rsid="0007c33b" officeooo:paragraph-rsid="000cf061"/>
    </style:style>
    <style:style style:name="P15" style:family="paragraph" style:parent-style-name="Table_20_Contents">
      <style:text-properties officeooo:rsid="0007c33b" officeooo:paragraph-rsid="000e0e94"/>
    </style:style>
    <style:style style:name="P16" style:family="paragraph" style:parent-style-name="Table_20_Contents">
      <style:text-properties officeooo:rsid="000906e9" officeooo:paragraph-rsid="000906e9"/>
    </style:style>
    <style:style style:name="P17" style:family="paragraph" style:parent-style-name="Table_20_Contents">
      <style:text-properties officeooo:rsid="000cf061" officeooo:paragraph-rsid="000cf061"/>
    </style:style>
    <style:style style:name="P18" style:family="paragraph" style:parent-style-name="Table_20_Contents">
      <style:text-properties officeooo:rsid="000e0e94" officeooo:paragraph-rsid="000e0e94"/>
    </style:style>
    <style:style style:name="P19" style:family="paragraph" style:parent-style-name="Table_20_Contents">
      <style:text-properties officeooo:rsid="001053f9" officeooo:paragraph-rsid="001053f9"/>
    </style:style>
    <style:style style:name="T1" style:family="text">
      <style:text-properties officeooo:rsid="0007c33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906e9"/>
    </style:style>
    <style:style style:name="T4" style:family="text">
      <style:text-properties officeooo:rsid="000cf061"/>
    </style:style>
    <style:style style:name="T5" style:family="text">
      <style:text-properties officeooo:rsid="000e0e94"/>
    </style:style>
    <style:style style:name="T6" style:family="text">
      <style:text-properties officeooo:rsid="001053f9"/>
    </style:style>
    <style:style style:name="T7" style:family="text">
      <style:text-properties officeooo:rsid="00149e4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ConstraintsTable" table:style-name="ConstraintsTable">
        <table:table-column table:style-name="ConstraintsTable.A"/>
        <table:table-column table:style-name="ConstraintsTable.B"/>
        <table:table-column table:style-name="ConstraintsTable.C"/>
        <table:table-row>
          <table:table-cell table:style-name="ConstraintsTable.A1" office:value-type="string">
            <text:p text:style-name="P9">Key</text:p>
          </table:table-cell>
          <table:table-cell table:style-name="ConstraintsTable.A1" office:value-type="string">
            <text:p text:style-name="P9">Name</text:p>
          </table:table-cell>
          <table:table-cell table:style-name="ConstraintsTable.C1" office:value-type="string">
            <text:p text:style-name="P9">Constraints</text:p>
          </table:table-cell>
        </table:table-row>
        <table:table-row>
          <table:table-cell table:style-name="ConstraintsTable.A2" office:value-type="string">
            <text:p text:style-name="P10">P<text:span text:style-name="T1">op</text:span></text:p>
          </table:table-cell>
          <table:table-cell table:style-name="ConstraintsTable.A2" office:value-type="string">
            <text:p text:style-name="P10">Popularity</text:p>
          </table:table-cell>
          <table:table-cell table:style-name="ConstraintsTable.C2" office:value-type="string">
            <text:p text:style-name="P10">High, Medium, Low</text:p>
          </table:table-cell>
        </table:table-row>
        <table:table-row>
          <table:table-cell table:style-name="ConstraintsTable.A2" office:value-type="string">
            <text:p text:style-name="P10">A</text:p>
          </table:table-cell>
          <table:table-cell table:style-name="ConstraintsTable.A2" office:value-type="string">
            <text:p text:style-name="P10">Ability</text:p>
          </table:table-cell>
          <table:table-cell table:style-name="ConstraintsTable.C2" office:value-type="string">
            <text:p text:style-name="P10">High, Medium, Low</text:p>
          </table:table-cell>
        </table:table-row>
        <table:table-row>
          <table:table-cell table:style-name="ConstraintsTable.A2" office:value-type="string">
            <text:p text:style-name="P10">S</text:p>
          </table:table-cell>
          <table:table-cell table:style-name="ConstraintsTable.A2" office:value-type="string">
            <text:p text:style-name="P10">Support</text:p>
          </table:table-cell>
          <table:table-cell table:style-name="ConstraintsTable.C2" office:value-type="string">
            <text:p text:style-name="P10">Majority, Minority, Medium</text:p>
          </table:table-cell>
        </table:table-row>
        <table:table-row>
          <table:table-cell table:style-name="ConstraintsTable.A2" office:value-type="string">
            <text:p text:style-name="P10">MPO</text:p>
          </table:table-cell>
          <table:table-cell table:style-name="ConstraintsTable.A2" office:value-type="string">
            <text:p text:style-name="P10">My Persoanl Opinion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WD</text:p>
          </table:table-cell>
          <table:table-cell table:style-name="ConstraintsTable.A2" office:value-type="string">
            <text:p text:style-name="P10">Gets the Work done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RO</text:p>
          </table:table-cell>
          <table:table-cell table:style-name="ConstraintsTable.A2" office:value-type="string">
            <text:p text:style-name="P10">Gives respect to Opinion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WE</text:p>
          </table:table-cell>
          <table:table-cell table:style-name="ConstraintsTable.A2" office:value-type="string">
            <text:p text:style-name="P10">Previous Works enguaged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M</text:p>
          </table:table-cell>
          <table:table-cell table:style-name="ConstraintsTable.A2" office:value-type="string">
            <text:p text:style-name="P10">Menifesto</text:p>
          </table:table-cell>
          <table:table-cell table:style-name="ConstraintsTable.C2" office:value-type="string">
            <text:p text:style-name="P10">Like, Dislike</text:p>
          </table:table-cell>
        </table:table-row>
        <table:table-row>
          <table:table-cell table:style-name="ConstraintsTable.A2" office:value-type="string">
            <text:p text:style-name="P10">C1</text:p>
          </table:table-cell>
          <table:table-cell table:style-name="ConstraintsTable.A2" office:value-type="string">
            <text:p text:style-name="P10">Candidate 1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C2</text:p>
          </table:table-cell>
          <table:table-cell table:style-name="ConstraintsTable.A2" office:value-type="string">
            <text:p text:style-name="P10">Candidate 2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C3</text:p>
          </table:table-cell>
          <table:table-cell table:style-name="ConstraintsTable.A2" office:value-type="string">
            <text:p text:style-name="P10">Candidate 3</text:p>
          </table:table-cell>
          <table:table-cell table:style-name="ConstraintsTable.C2" office:value-type="string">
            <text:p text:style-name="P10">Yes, No</text:p>
          </table:table-cell>
        </table:table-row>
        <table:table-row>
          <table:table-cell table:style-name="ConstraintsTable.A2" office:value-type="string">
            <text:p text:style-name="P10">C4</text:p>
          </table:table-cell>
          <table:table-cell table:style-name="ConstraintsTable.A2" office:value-type="string">
            <text:p text:style-name="P10">Candidate 4</text:p>
          </table:table-cell>
          <table:table-cell table:style-name="ConstraintsTable.C2" office:value-type="string">
            <text:p text:style-name="P10">Yes, No</text:p>
          </table:table-cell>
        </table:table-row>
      </table:table>
      <text:p text:style-name="Standard"/>
      <text:p text:style-name="P1">Conditional Probability Tables: </text:p>
      <text:p text:style-name="P1"/>
      <text:p text:style-name="P5">Popularity:</text:p>
      <text:p text:style-name="P1"/>
      <table:table table:name="constraint_table_time" table:style-name="constraint_5f_table_5f_time">
        <table:table-column table:style-name="constraint_5f_table_5f_time.A"/>
        <table:table-column table:style-name="constraint_5f_table_5f_time.B"/>
        <table:table-column table:style-name="constraint_5f_table_5f_time.C"/>
        <table:table-column table:style-name="constraint_5f_table_5f_time.D"/>
        <table:table-row>
          <table:table-cell table:style-name="constraint_5f_table_5f_time.A1" office:value-type="string">
            <text:p text:style-name="P12">Pop</text:p>
          </table:table-cell>
          <table:table-cell table:style-name="constraint_5f_table_5f_time.A1" office:value-type="string">
            <text:p text:style-name="P12">High</text:p>
          </table:table-cell>
          <table:table-cell table:style-name="constraint_5f_table_5f_time.A1" office:value-type="string">
            <text:p text:style-name="P12">Medium</text:p>
          </table:table-cell>
          <table:table-cell table:style-name="constraint_5f_table_5f_time.D1" office:value-type="string">
            <text:p text:style-name="P12">Low</text:p>
          </table:table-cell>
        </table:table-row>
        <table:table-row>
          <table:table-cell table:style-name="constraint_5f_table_5f_time.A2" office:value-type="string">
            <text:p text:style-name="P12">P(Pop)</text:p>
          </table:table-cell>
          <table:table-cell table:style-name="constraint_5f_table_5f_time.A2" office:value-type="string">
            <text:p text:style-name="P12">0.<text:span text:style-name="T3">5</text:span></text:p>
          </table:table-cell>
          <table:table-cell table:style-name="constraint_5f_table_5f_time.A2" office:value-type="string">
            <text:p text:style-name="P12">0.3</text:p>
          </table:table-cell>
          <table:table-cell table:style-name="constraint_5f_table_5f_time.D2" office:value-type="string">
            <text:p text:style-name="P12">0.<text:span text:style-name="T3">2</text:span></text:p>
          </table:table-cell>
        </table:table-row>
      </table:table>
      <text:p text:style-name="P1"/>
      <text:p text:style-name="P6"><text:span text:style-name="T3">Ability</text:span>: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6">A</text:p>
          </table:table-cell>
          <table:table-cell table:style-name="Table1.A1" office:value-type="string">
            <text:p text:style-name="P13">High</text:p>
          </table:table-cell>
          <table:table-cell table:style-name="Table1.A1" office:value-type="string">
            <text:p text:style-name="P13">Medium</text:p>
          </table:table-cell>
          <table:table-cell table:style-name="Table1.D1" office:value-type="string">
            <text:p text:style-name="P13">Low</text:p>
          </table:table-cell>
        </table:table-row>
        <table:table-row>
          <table:table-cell table:style-name="Table1.A2" office:value-type="string">
            <text:p text:style-name="P13">P(<text:span text:style-name="T3">A</text:span>)</text:p>
          </table:table-cell>
          <table:table-cell table:style-name="Table1.A2" office:value-type="string">
            <text:p text:style-name="P13">0.<text:span text:style-name="T3">6</text:span></text:p>
          </table:table-cell>
          <table:table-cell table:style-name="Table1.A2" office:value-type="string">
            <text:p text:style-name="P13">0.3</text:p>
          </table:table-cell>
          <table:table-cell table:style-name="Table1.D2" office:value-type="string">
            <text:p text:style-name="P13">0.1</text:p>
          </table:table-cell>
        </table:table-row>
      </table:table>
      <text:p text:style-name="P2"/>
      <text:p text:style-name="P7"><text:span text:style-name="T4">Support</text:span>: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7">S</text:p>
          </table:table-cell>
          <table:table-cell table:style-name="Table2.A1" office:value-type="string">
            <text:p text:style-name="P11">Majority</text:p>
          </table:table-cell>
          <table:table-cell table:style-name="Table2.A1" office:value-type="string">
            <text:p text:style-name="P14">Medium</text:p>
          </table:table-cell>
          <table:table-cell table:style-name="Table2.D1" office:value-type="string">
            <text:p text:style-name="P11">Minority</text:p>
          </table:table-cell>
        </table:table-row>
        <table:table-row>
          <table:table-cell table:style-name="Table2.A2" office:value-type="string">
            <text:p text:style-name="P14">P(<text:span text:style-name="T4">S</text:span>)</text:p>
          </table:table-cell>
          <table:table-cell table:style-name="Table2.A2" office:value-type="string">
            <text:p text:style-name="P14">0.<text:span text:style-name="T4">4</text:span></text:p>
          </table:table-cell>
          <table:table-cell table:style-name="Table2.A2" office:value-type="string">
            <text:p text:style-name="P14">0.3</text:p>
          </table:table-cell>
          <table:table-cell table:style-name="Table2.D2" office:value-type="string">
            <text:p text:style-name="P14">0.<text:span text:style-name="T4">3</text:span></text:p>
          </table:table-cell>
        </table:table-row>
      </table:table>
      <text:p text:style-name="P3"/>
      <text:p text:style-name="P8"><text:span text:style-name="T5">My Personal Opinion</text:span>: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MPO</text:p>
          </table:table-cell>
          <table:table-cell table:style-name="Table3.A1" office:value-type="string">
            <text:p text:style-name="P19">Yes</text:p>
          </table:table-cell>
          <table:table-cell table:style-name="Table3.C1" office:value-type="string">
            <text:p text:style-name="P19">No</text:p>
          </table:table-cell>
        </table:table-row>
        <table:table-row>
          <table:table-cell table:style-name="Table3.A2" office:value-type="string">
            <text:p text:style-name="P15">P(<text:span text:style-name="T6">MPO</text:span>)</text:p>
          </table:table-cell>
          <table:table-cell table:style-name="Table3.A2" office:value-type="string">
            <text:p text:style-name="P15">0.<text:span text:style-name="T7">5</text:span></text:p>
          </table:table-cell>
          <table:table-cell table:style-name="Table3.C2" office:value-type="string">
            <text:p text:style-name="P15">0.<text:span text:style-name="T7">5</text:span>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8T10:36:00.404589658</meta:creation-date>
    <dc:date>2019-04-08T11:23:53.577643917</dc:date>
    <meta:editing-duration>PT36M30S</meta:editing-duration>
    <meta:editing-cycles>7</meta:editing-cycles>
    <meta:generator>LibreOffice/6.0.7.3$Linux_X86_64 LibreOffice_project/00m0$Build-3</meta:generator>
    <meta:document-statistic meta:table-count="5" meta:image-count="0" meta:object-count="0" meta:page-count="1" meta:paragraph-count="74" meta:word-count="107" meta:character-count="524" meta:non-whitespace-character-count="490"/>
  </office:meta>
</office:document-meta>
</file>